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6.36pt"/>
    </style:style>
    <style:style style:family="table-row" style:name="ro6">
      <style:table-row-properties fo:break-before="auto" style:use-optimal-row-height="false" style:row-height="13.15pt"/>
    </style:style>
    <style:style style:family="table-row" style:name="ro7">
      <style:table-row-properties fo:break-before="auto" style:use-optimal-row-height="false" style:row-height="12.76pt"/>
    </style:style>
    <style:style style:family="table-row" style:name="ro8">
      <style:table-row-properties fo:break-before="auto" style:use-optimal-row-height="false" style:row-height="25.51pt"/>
    </style:style>
    <style:style style:family="table-row" style:name="ro9">
      <style:table-row-properties fo:break-before="auto" style:use-optimal-row-height="false" style:row-height="51.59pt"/>
    </style:style>
    <style:style style:family="table-row" style:name="ro10">
      <style:table-row-properties fo:break-before="auto" style:use-optimal-row-height="false" style:row-height="38.24pt"/>
    </style:style>
    <style:style style:family="table-row" style:name="ro11">
      <style:table-row-properties fo:break-before="auto" style:use-optimal-row-height="false" style:row-height="11.25pt"/>
    </style:style>
    <style:style style:family="table-row" style:name="ro12">
      <style:table-row-properties fo:break-before="auto" style:use-optimal-row-height="false" style:row-height="15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9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0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2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7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9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0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2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5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6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9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0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border-left="1.76pt solid #000000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3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7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8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9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0">
      <style:table-cell-properties fo:border-left="none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1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2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5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6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7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8">
      <style:table-cell-properties fo:border-left="none" fo:border-top="1.76pt solid #000000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9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70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71">
      <style:table-cell-properties fo:border-left="none" fo:border-top="none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3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3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e1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e1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Droid Sans Fallback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default-cell-style-name="ce23" table:number-columns-repeated="2"/>
        <table:table-column table:style-name="co9" table:default-cell-style-name="ce23" table:number-columns-repeated="3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11" table:default-cell-style-name="ce32"/>
        <table:table-column table:style-name="co10" table:default-cell-style-name="ce23"/>
        <table:table-column table:style-name="co11" table:default-cell-style-name="ce23" table:number-columns-repeated="2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default-cell-style-name="ce23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7" table:number-columns-spanned="5" office:value-type="string">
            <text:p>PLAATSELIJKE INDELING</text:p>
          </table:table-cell>
          <table:covered-table-cell table:style-name="ce25" table:number-columns-repeated="3"/>
          <table:covered-table-cell table:style-name="ce17"/>
          <table:table-cell table:style-name="ce44"/>
          <table:table-cell ns42:value-type="string" table:number-rows-spanned="1" table:style-name="ce45" table:number-columns-spanned="4" office:value-type="string">
            <text:p>Woningen in de gemeente</text:p>
          </table:table-cell>
          <table:covered-table-cell table:style-name="ce53" table:number-columns-repeated="3"/>
          <table:table-cell ns42:value-type="string" table:number-rows-spanned="4" table:style-name="ce62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1" table:style-name="ce53" table:number-columns-spanned="6" office:value-type="string">
            <text:p>BEVOLKING</text:p>
          </table:table-cell>
          <table:covered-table-cell table:style-name="ce53" table:number-columns-repeated="5"/>
          <table:table-cell ns42:value-type="string" table:number-rows-spanned="3" table:style-name="ce65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65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78" table:number-columns-spanned="1" office:value-type="string">
            <text:p>Amsterdamse code</text:p>
          </table:table-cell>
          <table:table-cell ns42:value-type="string" table:number-rows-spanned="4" table:style-name="ce78" table:number-columns-spanned="1" office:value-type="string">
            <text:p>Grootteklasse</text:p>
          </table:table-cell>
          <table:table-cell ns42:value-type="string" table:number-rows-spanned="4" table:style-name="ce86" table:number-columns-spanned="1" office:value-type="string">
            <text:p>Provincie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78" table:number-columns-spanned="1" office:value-type="string">
            <text:p>Tabel</text:p>
          </table:table-cell>
          <table:table-cell ns42:value-type="string" table:number-rows-spanned="4" table:style-name="ce78" table:number-columns-spanned="1" office:value-type="string">
            <text:p>Pagina</text:p>
          </table:table-cell>
          <table:table-cell ns42:value-type="string" table:number-rows-spanned="4" table:style-name="ce86" table:number-columns-spanned="1" office:value-type="string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style-name="ce26" table:number-columns-repeated="3"/>
          <table:covered-table-cell table:style-name="ce37"/>
          <table:table-cell table:style-name="ce44"/>
          <table:table-cell ns42:value-type="string" table:number-rows-spanned="1" table:style-name="ce46" table:number-columns-spanned="3" office:value-type="string">
            <text:p>Woonhuizen</text:p>
          </table:table-cell>
          <table:covered-table-cell table:style-name="ce54" table:number-columns-repeated="2"/>
          <table:table-cell ns42:value-type="string" table:number-rows-spanned="3" table:style-name="ce55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61"/>
          <table:table-cell ns42:value-type="string" table:number-rows-spanned="2" table:style-name="ce54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54" table:number-columns-repeated="2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ns42:value-type="string" table:number-rows-spanned="2" table:style-name="ce19" table:number-columns-spanned="1" office:value-type="string">
            <text:p>Kom / Buiten de kom</text:p>
          </table:table-cell>
          <table:table-cell ns42:value-type="string" table:number-rows-spanned="2" table:style-name="ce27" table:number-columns-spanned="1" office:value-type="string">
            <text:p>Wijk</text:p>
          </table:table-cell>
          <table:table-cell ns42:value-type="string" table:number-rows-spanned="2" table:style-name="ce27" table:number-columns-spanned="1" office:value-type="string">
            <text:p>Soort plaats</text:p>
          </table:table-cell>
          <table:table-cell ns42:value-type="string" table:number-rows-spanned="2" table:style-name="ce27" table:number-columns-spanned="1" office:value-type="string">
            <text:p>Naam</text:p>
          </table:table-cell>
          <table:table-cell ns42:value-type="string" table:number-rows-spanned="2" table:style-name="ce38" table:number-columns-spanned="1" office:value-type="string">
            <text:p>Onderkomens</text:p>
          </table:table-cell>
          <table:table-cell table:style-name="ce44"/>
          <table:table-cell ns42:value-type="string" table:number-rows-spanned="2" table:style-name="ce47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2" table:style-name="ce55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2" table:style-name="ce55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61" table:number-columns-repeated="2"/>
          <table:covered-table-cell table:style-name="ce54" table:number-columns-repeated="7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style-name="ce27" table:number-columns-repeated="3"/>
          <table:covered-table-cell table:style-name="ce38"/>
          <table:table-cell table:style-name="ce44"/>
          <table:covered-table-cell table:style-name="ce48"/>
          <table:covered-table-cell table:style-name="ce56" table:number-columns-repeated="4"/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7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0" table:number-columns-repeated="2"/>
          <table:covered-table-cell table:style-name="ce88"/>
          <table:covered-table-cell table:style-name="ce96"/>
          <table:covered-table-cell table:style-name="ce80" table:number-columns-repeated="2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ns42:value-type="string" table:number-rows-spanned="15" table:style-name="ce7" table:number-columns-spanned="1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nlo</text:p>
          </table:table-cell>
          <table:table-cell ns42:value-type="string" table:style-name="ce39" office:value-type="string">
            <text:p>Werkhuis</text:p>
          </table:table-cell>
          <table:table-cell table:style-name="Default"/>
          <table:table-cell ns42:value-type="float" table:style-name="ce49" office:value="1" office:value-type="float">
            <text:p>1</text:p>
          </table:table-cell>
          <table:table-cell table:style-name="ce57" table:number-columns-repeated="4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 table:number-columns-repeated="2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/>
          <table:table-cell table:style-name="ce68"/>
          <table:table-cell ns42:value-type="float" table:style-name="ce75" office:value="105" office:value-type="float">
            <text:p>105</text:p>
          </table:table-cell>
          <table:table-cell ns42:value-type="float" table:style-name="ce81" office:value="10787" office:value-type="float">
            <text:p>10787</text:p>
          </table:table-cell>
          <table:table-cell ns42:value-type="float" table:style-name="ce81" office:value="4" office:value-type="float">
            <text:p>4</text:p>
          </table:table-cell>
          <table:table-cell ns42:value-type="string" table:style-name="ce89" office:value-type="string">
            <text:p>DR</text:p>
          </table:table-cell>
          <table:table-cell ns42:value-type="string" table:style-name="ce98" office:value-type="string">
            <text:p>VT_1889</text:p>
          </table:table-cell>
          <table:table-cell ns42:value-type="string" table:style-name="ce81" office:value-type="string">
            <text:p>05_H1</text:p>
          </table:table-cell>
          <table:table-cell ns42:value-type="float" table:style-name="ce81" office:value="2" office:value-type="float">
            <text:p>2</text:p>
          </table:table-cell>
          <table:table-cell ns42:value-type="float" table:style-name="ce89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00" office:value-type="float">
            <text:p>100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Schipborg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Gasteren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6" office:value-type="float">
            <text:p>106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deren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xt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6" office:value-type="float">
            <text:p>76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nen</text:p>
          </table:table-cell>
          <table:table-cell table:style-name="ce40"/>
          <table:table-cell table:style-name="Default"/>
          <table:table-cell ns42:value-type="float" table:style-name="ce50" office:value="162" office:value-type="float">
            <text:p>16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09" office:value-type="float">
            <text:p>409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Annerveen</text:p>
          </table:table-cell>
          <table:table-cell table:style-name="ce40"/>
          <table:table-cell table:style-name="Default"/>
          <table:table-cell ns42:value-type="float" table:style-name="ce50" office:value="61" office:value-type="float">
            <text:p>61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Eexterveen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68" office:value-type="float">
            <text:p>168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Annerveensche kanaal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1" office:value-type="float">
            <text:p>22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6" office:value-type="float">
            <text:p>2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Eexterveensche kanaal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8" office:value-type="float">
            <text:p>11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1" office:value="47" office:value-type="float">
            <text:p>47</text:p>
          </table:table-cell>
          <table:table-cell ns42:value-type="float" table:style-name="ce59" office:value="1" office:value-type="float">
            <text:p>1</text:p>
          </table:table-cell>
          <table:table-cell table:style-name="ce59" table:number-columns-repeated="3"/>
          <table:table-cell ns42:value-type="float" office:value="109" table:style-name="ce59" table:number-columns-repeated="2" office:value-type="float">
            <text:p>109</text:p>
          </table:table-cell>
          <table:table-cell ns42:value-type="float" table:style-name="ce59" office:value="2" office:value-type="float">
            <text:p>2</text:p>
          </table:table-cell>
          <table:table-cell table:style-name="ce59"/>
          <table:table-cell ns42:value-type="float" table:style-name="ce59" office:value="111" office:value-type="float">
            <text:p>111</text:p>
          </table:table-cell>
          <table:table-cell ns42:value-type="float" table:style-name="ce59" office:value="109" office:value-type="float">
            <text:p>109</text:p>
          </table:table-cell>
          <table:table-cell table:style-name="ce59"/>
          <table:table-cell table:style-name="ce70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8" office:value-type="float">
            <text:p>65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665" office:value-type="float">
            <text:p>1665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94" office:value-type="float">
            <text:p>1694</text:p>
          </table:table-cell>
          <table:table-cell ns42:value-type="float" table:style-name="ce58" office:value="1543" office:value-type="float">
            <text:p>154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5" office:value-type="float">
            <text:p>70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638" office:value-type="float">
            <text:p>16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805" office:value-type="float">
            <text:p>1805</text:p>
          </table:table-cell>
          <table:table-cell ns42:value-type="float" table:style-name="ce58" office:value="1652" office:value-type="float">
            <text:p>165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2:value-type="string" table:number-rows-spanned="52" table:style-name="ce9" table:number-columns-spanned="1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Kazerne der Infanteri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9" office:value-type="float">
            <text:p>39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Diaconie Arm-, Wees en 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Hulpstrafgevangen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Kazerne der Marchausse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125" office:value-type="float">
            <text:p>11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78" office:value-type="float">
            <text:p>2378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517" office:value-type="float">
            <text:p>2517</text:p>
          </table:table-cell>
          <table:table-cell ns42:value-type="float" table:style-name="ce58" office:value="2845" office:value-type="float">
            <text:p>2845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8" office:value-type="float">
            <text:p>68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B</text:p>
          </table:table-cell>
          <table:table-cell table:style-name="ce29" table:number-columns-repeated="2"/>
          <table:table-cell ns42:value-type="string" table:style-name="ce40" office:value-type="string">
            <text:p>Ziekenhuis ter verpleging van lijders aan besmettelijke ziekten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3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oosterveen</text:p>
          </table:table-cell>
          <table:table-cell table:style-name="ce40"/>
          <table:table-cell table:style-name="Default"/>
          <table:table-cell ns42:value-type="float" table:style-name="ce50" office:value="146" office:value-type="float">
            <text:p>1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39" office:value-type="float">
            <text:p>339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chiesland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ngendijk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eweg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sserwijk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office:value="37" table:style-name="ce58" table:number-columns-repeated="2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omeinwijk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3" office:value-type="float">
            <text:p>4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rweg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sbosch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ggelhuiz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rdscheveld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 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iev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melt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rede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dijk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office:annotation draw:style-name="gr1" svg:height="55.5pt" draw:caption-point-y="248.51pt" svg:width="92.83pt" svg:x="453.43pt" draw:caption-point-x="-71.63pt" svg:y="768.16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weg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oon 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3" office:value-type="float">
            <text:p>9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veld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office:annotation draw:style-name="gr1" svg:height="55.47pt" draw:caption-point-y="248.49pt" svg:width="92.83pt" svg:x="453.43pt" draw:caption-point-x="-71.63pt" svg:y="806.4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7" office:value-type="float">
            <text:p>7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elo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table:style-name="ce58" table:number-columns-repeated="2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oningerstraatweg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1" office:value-type="float">
            <text:p>8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water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29" office:value-type="float">
            <text:p>1129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441" office:value-type="float">
            <text:p>2441</text:p>
          </table:table-cell>
          <table:table-cell ns42:value-type="float" table:style-name="ce58" office:value="2789" office:value-type="float">
            <text:p>2789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583" office:value-type="float">
            <text:p>2583</text:p>
          </table:table-cell>
          <table:table-cell ns42:value-type="float" table:style-name="ce58" office:value="2886" office:value-type="float">
            <text:p>288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69" office:value="79" office:value-type="float">
            <text:p>79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67" office:value-type="float">
            <office:annotation draw:style-name="gr1" svg:height="55.5pt" draw:caption-point-y="312.26pt" svg:width="92.83pt" svg:x="453.43pt" draw:caption-point-x="-71.63pt" svg:y="895.66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834" office:value-type="float">
            <text:p>1834</text:p>
          </table:table-cell>
          <table:table-cell ns42:value-type="float" table:style-name="ce58" office:value="1716" office:value-type="float">
            <text:p>1716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899" office:value-type="float">
            <text:p>1899</text:p>
          </table:table-cell>
          <table:table-cell ns42:value-type="float" table:style-name="ce58" office:value="1759" office:value-type="float">
            <text:p>1759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office:annotation draw:style-name="gr1" svg:height="55.47pt" draw:caption-point-y="312.26pt" svg:width="92.83pt" svg:x="453.43pt" draw:caption-point-x="-71.63pt" svg:y="908.42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5" office:value-type="float">
            <text:p>4645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text:p>189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8" office:value-type="float">
            <text:p>4648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2:value-type="string" table:number-rows-spanned="36" table:style-name="ce9" table:number-columns-spanned="1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9" office:value-type="float">
            <office:annotation draw:style-name="gr1" svg:height="55.47pt" draw:caption-point-y="337.75pt" svg:width="92.83pt" svg:x="453.43pt" draw:caption-point-x="-71.63pt" svg:y="921.1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467" office:value-type="float">
            <text:p>467</text:p>
          </table:table-cell>
          <table:table-cell ns42:value-type="float" table:style-name="ce58" office:value="481" office:value-type="float">
            <text:p>48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77" office:value-type="float">
            <text:p>477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in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4" office:value-type="float">
            <text:p>84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275" office:value-type="float">
            <text:p>275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Spier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table:style-name="ce58" table:number-columns-repeated="2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90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office:value="12" table:style-name="ce58" table:number-columns-repeated="2" office:value-type="float">
            <text:p>12</text:p>
          </table:table-cell>
          <table:table-cell table:style-name="ce58" table:number-columns-repeated="2"/>
          <table:table-cell ns42:value-type="float" office:value="12" table:style-name="ce58" table:number-columns-repeated="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Beilervaa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8" office:value-type="float">
            <text:p>78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runstin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O</text:p>
          </table:table-cell>
          <table:table-cell table:style-name="ce29"/>
          <table:table-cell ns42:value-type="string" table:style-name="ce29" office:value-type="string">
            <text:p>Tiendeveen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3" office:value-type="float">
            <office:annotation draw:style-name="gr1" svg:height="55.47pt" draw:caption-point-y="254.52pt" svg:width="92.83pt" svg:x="453.43pt" draw:caption-point-x="-71.63pt" svg:y="1425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6" office:value-type="float">
            <text:p>316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2" office:value-type="float">
            <text:p>45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439" office:value-type="float">
            <text:p>1439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60" office:value-type="float">
            <text:p>1460</text:p>
          </table:table-cell>
          <table:table-cell ns42:value-type="float" table:style-name="ce58" office:value="1371" office:value-type="float">
            <text:p>137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6" office:value-type="float">
            <text:p>336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55" office:value-type="float">
            <text:p>855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73" office:value-type="float">
            <text:p>873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8" office:value-type="float">
            <office:annotation draw:style-name="gr1" svg:height="55.47pt" draw:caption-point-y="259.74pt" svg:width="92.83pt" svg:x="453.43pt" draw:caption-point-x="-71.63pt" svg:y="1469.42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4" office:value-type="float">
            <text:p>2294</text:p>
          </table:table-cell>
          <table:table-cell ns42:value-type="float" table:style-name="ce58" office:value="2157" office:value-type="float">
            <text:p>215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175" office:value-type="float">
            <text:p>217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3" office:value-type="float">
            <text:p>113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uin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28" office:value-type="float">
            <text:p>228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wars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RowHeader"/>
          <table:table-cell table:style-name="ce29" table:number-columns-repeated="2"/>
          <table:table-cell ns42:value-type="string" table:style-name="ce29" office:value-type="string">
            <text:p>Zui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9" office:value-type="float">
            <text:p>209</text:p>
          </table:table-cell>
          <table:table-cell table:style-name="ce58" table:number-columns-repeated="4"/>
          <table:table-cell ns42:value-type="float" table:style-name="ce58" office:value="516" office:value-type="float">
            <text:p>516</text:p>
          </table:table-cell>
          <table:table-cell ns42:value-type="float" table:style-name="ce58" office:value="493" office:value-type="float">
            <text:p>49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498" office:value-type="float">
            <text:p>4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ns42:value-type="string" table:style-name="ce30" office:value-type="string">
            <text:p>Eila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ruinerveen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table:style-name="ce58" table:number-columns-repeated="4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5" office:value-type="float">
            <text:p>205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RowHeader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veen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6" office:value-type="float">
            <text:p>18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ermond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2" office:value-type="float">
            <text:p>1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7" office:value-type="float">
            <text:p>277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1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" office:value-type="float">
            <office:annotation draw:style-name="gr1" svg:height="55.53pt" draw:caption-point-y="250.81pt" svg:width="92.83pt" svg:x="453.43pt" draw:caption-point-x="-71.63pt" svg:y="1886.3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office:value="14" table:style-name="ce58" table:number-columns-repeated="2" office:value-type="float">
            <text:p>14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in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uiderdiep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7" office:value-type="float">
            <text:p>47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mond 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30" table:number-columns-repeated="3"/>
          <table:table-cell table:style-name="ce42"/>
          <table:table-cell table:style-name="Default"/>
          <table:table-cell ns42:value-type="float" table:style-name="ce50" office:value="1153" office:value-type="float">
            <text:p>1153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2904" office:value-type="float">
            <text:p>2904</text:p>
          </table:table-cell>
          <table:table-cell ns42:value-type="float" table:style-name="ce58" office:value="2731" office:value-type="float">
            <text:p>273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984" office:value-type="float">
            <text:p>2984</text:p>
          </table:table-cell>
          <table:table-cell ns42:value-type="float" table:style-name="ce58" office:value="2785" office:value-type="float">
            <text:p>278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5" office:value-type="float">
            <office:annotation draw:style-name="gr1" svg:height="55.53pt" draw:caption-point-y="277.03pt" svg:width="92.83pt" svg:x="453.43pt" draw:caption-point-x="-71.63pt" svg:y="2051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67" office:value-type="float">
            <text:p>267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8" office:value-type="float">
            <office:annotation draw:style-name="gr1" svg:height="55.47pt" draw:caption-point-y="289.02pt" svg:width="92.83pt" svg:x="453.43pt" draw:caption-point-x="-71.63pt" svg:y="2052.1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3171" office:value-type="float">
            <text:p>3171</text:p>
          </table:table-cell>
          <table:table-cell ns42:value-type="float" table:style-name="ce58" office:value="2969" office:value-type="float">
            <text:p>296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3025" office:value-type="float">
            <text:p>3025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69" office:value="49" office:value-type="float">
            <text:p>49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 table:number-columns-repeated="3"/>
          <table:table-cell ns42:value-type="string" table:style-name="ce40" office:value-type="string">
            <text:p>Wees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 table:number-columns-repeated="2"/>
          <table:table-cell ns42:value-type="string" table:style-name="ce40" office:value-type="string">
            <text:p>Overige huzen</text:p>
          </table:table-cell>
          <table:table-cell table:style-name="Default"/>
          <table:table-cell ns42:value-type="float" table:style-name="ce50" office:value="413" office:value-type="float">
            <text:p>41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94" office:value-type="float">
            <text:p>894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965" office:value-type="float">
            <text:p>96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Steenwijksmoer</text:p>
          </table:table-cell>
          <table:table-cell table:style-name="ce40"/>
          <table:table-cell table:style-name="Default"/>
          <table:table-cell ns42:value-type="float" table:style-name="ce50" office:value="131" office:value-type="float">
            <text:p>1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64" office:value-type="float">
            <text:p>364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allast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Lo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office:annotation draw:style-name="gr1" svg:height="55.53pt" draw:caption-point-y="251.55pt" svg:width="92.83pt" svg:x="453.43pt" draw:caption-point-x="-71.63pt" svg:y="217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Klooster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Coevorderkanaal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Pikvel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Meededeel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Weijerswold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14" office:value-type="float">
            <text:p>4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959" office:value-type="float">
            <text:p>9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5" office:value-type="float">
            <text:p>925</text:p>
          </table:table-cell>
          <table:table-cell ns42:value-type="float" table:style-name="ce58" office:value="973" office:value-type="float">
            <text:p>97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" office:value-type="float">
            <office:annotation draw:style-name="gr1" svg:height="55.53pt" draw:caption-point-y="265.04pt" svg:width="92.83pt" svg:x="453.43pt" draw:caption-point-x="-71.63pt" svg:y="2267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67" office:value-type="float">
            <text:p>667</text:p>
          </table:table-cell>
          <table:table-cell ns42:value-type="float" table:style-name="ce58" office:value="561" office:value-type="float">
            <text:p>56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2" office:value-type="float">
            <office:annotation draw:style-name="gr1" svg:height="55.53pt" draw:caption-point-y="273.29pt" svg:width="92.83pt" svg:x="453.43pt" draw:caption-point-x="-71.63pt" svg:y="2271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545" office:value-type="float">
            <text:p>1545</text:p>
          </table:table-cell>
          <table:table-cell ns42:value-type="float" table:style-name="ce58" office:value="1508" office:value-type="float">
            <text:p>150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592" office:value-type="float">
            <text:p>1592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36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33" office:value-type="float">
            <text:p>533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44" office:value-type="float">
            <text:p>544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30" office:value-type="string">
            <text:p>Vossebelt</text:p>
          </table:table-cell>
          <table:table-cell table:style-name="ce42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table:style-name="ce40"/>
          <table:table-cell table:style-name="Default"/>
          <table:table-cell ns42:value-type="float" table:style-name="ce50" office:value="68" office:value-type="float">
            <text:p>68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ns42:value-type="string" table:style-name="ce29" office:value-type="string">
            <text:p>Wachtum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198" office:value-type="float">
            <text:p>198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83" office:value-type="float">
            <text:p>18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RowHeader"/>
          <table:table-cell table:style-name="ce29" table:number-columns-repeated="2"/>
          <table:table-cell ns42:value-type="string" table:style-name="ce29" office:value-type="string">
            <text:p>Vossebel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Wachtum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911" office:value-type="float">
            <text:p>91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" office:value-type="float">
            <text:p>124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8" office:value-type="float">
            <text:p>1358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9" office:value-type="float">
            <text:p>1359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31" table:style-name="ce9" table:number-columns-spanned="1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 table:number-columns-repeated="2"/>
          <table:table-cell ns42:value-type="string" table:style-name="ce30" office:value-type="string">
            <text:p>Diever</text:p>
          </table:table-cell>
          <table:table-cell table:style-name="ce42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number-rows-spanned="10" table:style-name="ce33" table:number-columns-spanned="1" office:value-type="string">
            <text:p>Diever</text:p>
          </table:table-cell>
          <table:table-cell ns42:value-type="string" table:style-name="ce29" office:value-type="string">
            <text:p>Diever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lter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kenheuvel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steel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aar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veld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bru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b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 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 table:number-columns-repeated="2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pse</text:p>
          </table:table-cell>
          <table:table-cell ns42:value-type="string" table:style-name="ce29" office:value-type="string">
            <text:p>Ten Darp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Soer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Ten Have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ldhuizen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enhuiz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number-rows-spanned="7" table:style-name="ce33" table:number-columns-spanned="1" office:value-type="string">
            <text:p>Wittelte</text:p>
          </table:table-cell>
          <table:table-cell ns42:value-type="string" table:style-name="ce29" office:value-type="string">
            <text:p>Noord- Witt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6" table:style-name="ce58" table:number-columns-repeated="2" office:value-type="float">
            <text:p>4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Heersvaartj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rbru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g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Veld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Moer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teren</text:p>
          </table:table-cell>
          <table:table-cell ns42:value-type="string" table:style-name="ce29" office:value-type="string">
            <text:p>Oude Willem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Groot Water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lein Water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Zorgvliet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99" office:value-type="float">
            <text:p>2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779" office:value-type="float">
            <text:p>779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92" office:value-type="float">
            <text:p>79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988" office:value-type="float">
            <text:p>988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2" office:value-type="float">
            <text:p>1002</text:p>
          </table:table-cell>
          <table:table-cell ns42:value-type="float" table:style-name="ce58" office:value="912" office:value-type="float">
            <text:p>91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 table:number-columns-repeated="2"/>
          <table:table-cell ns42:value-type="string" table:style-name="ce29" office:value-type="string">
            <text:p>Werkhuis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verige huizen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3" office:value-type="float">
            <text:p>303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eind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</text:p>
          </table:table-cell>
          <table:table-cell table:style-name="ce40"/>
          <table:table-cell table:style-name="Default"/>
          <table:table-cell ns42:value-type="float" table:style-name="ce50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157" office:value-type="float">
            <text:p>157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broe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mster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45" office:value-type="float">
            <text:p>145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ggelo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7" office:value-type="float">
            <text:p>97</text:p>
          </table:table-cell>
          <table:table-cell table:style-name="ce58" table:number-columns-repeated="4"/>
          <table:table-cell ns42:value-type="float" table:style-name="ce58" office:value="256" office:value-type="float">
            <text:p>25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68" office:value-type="float">
            <text:p>26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17" office:value-type="float">
            <text:p>817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31" office:value-type="float">
            <text:p>83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8" office:value-type="float">
            <text:p>3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28" office:value-type="float">
            <text:p>1128</text:p>
          </table:table-cell>
          <table:table-cell ns42:value-type="float" table:style-name="ce58" office:value="972" office:value-type="float">
            <text:p>972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49" office:value-type="float">
            <text:p>1149</text:p>
          </table:table-cell>
          <table:table-cell ns42:value-type="float" table:style-name="ce58" office:value="977" office:value-type="float">
            <text:p>97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table:style-name="ce40"/>
          <table:table-cell table:style-name="Default"/>
          <table:table-cell ns42:value-type="float" table:style-name="ce50" office:value="111" office:value-type="float">
            <text:p>11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54" office:value-type="float">
            <text:p>25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wolde</text:p>
          </table:table-cell>
          <table:table-cell table:style-name="ce40"/>
          <table:table-cell table:style-name="Default"/>
          <table:table-cell ns42:value-type="float" table:style-name="ce50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78" office:value-type="float">
            <text:p>278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ns42:value-type="string" table:style-name="ce40" office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erv. Gemeent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RowHeader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Oosterbroek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7" office:value-type="float">
            <text:p>4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swol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Helmer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erderwold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De Duin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73" office:value-type="float">
            <text:p>573</text:p>
          </table:table-cell>
          <table:table-cell ns42:value-type="float" table:style-name="ce58" office:value="530" office:value-type="float">
            <text:p>5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75" office:value-type="float">
            <text:p>575</text:p>
          </table:table-cell>
          <table:table-cell ns42:value-type="float" table:style-name="ce58" office:value="531" office:value-type="float">
            <text:p>53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5" office:value-type="float">
            <text:p>15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96" office:value-type="float">
            <text:p>396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6" office:value-type="float">
            <text:p>38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66" office:value-type="float">
            <text:p>966</text:p>
          </table:table-cell>
          <table:table-cell ns42:value-type="float" table:style-name="ce58" office:value="896" office:value-type="float">
            <text:p>89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55" table:style-name="ce9" table:number-columns-spanned="1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Nieuwe Schutt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ude Schutting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</text:p>
          </table:table-cell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23" office:value-type="float">
            <text:p>323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schemarke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t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unsterscheveld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38" office:value-type="float">
            <text:p>238</text:p>
          </table:table-cell>
          <table:table-cell ns42:value-type="float" table:style-name="ce58" office:value="188" office:value-type="float">
            <text:p>18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Weerdinge</text:p>
          </table:table-cell>
          <table:table-cell table:style-name="ce40"/>
          <table:table-cell table:style-name="Default"/>
          <table:table-cell ns42:value-type="float" table:style-name="ce50" office:value="62" office:value-type="float">
            <text:p>6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6" office:value-type="float">
            <text:p>15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veen</text:p>
          </table:table-cell>
          <table:table-cell table:style-name="ce40"/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98" office:value-type="float">
            <text:p>398</text:p>
          </table:table-cell>
          <table:table-cell ns42:value-type="float" table:style-name="ce58" office:value="383" office:value-type="float">
            <text:p>38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marke</text:p>
          </table:table-cell>
          <table:table-cell table:style-name="ce40"/>
          <table:table-cell table:style-name="Default"/>
          <table:table-cell ns42:value-type="float" table:style-name="ce50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199" office:value-type="float">
            <text:p>199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stenesch</text:p>
          </table:table-cell>
          <table:table-cell table:style-name="ce40"/>
          <table:table-cell table:style-name="Default"/>
          <table:table-cell ns42:value-type="float" table:style-name="ce50" office:value="44" office:value-type="float">
            <text:p>44</text:p>
          </table:table-cell>
          <table:table-cell table:style-name="ce58" table:number-columns-repeated="4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weedijk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Barge</text:p>
          </table:table-cell>
          <table:table-cell table:style-name="ce40"/>
          <table:table-cell table:style-name="Default"/>
          <table:table-cell ns42:value-type="float" table:style-name="ce50" office:value="130" office:value-type="float">
            <office:annotation draw:style-name="gr1" svg:height="55.47pt" draw:caption-point-y="261.24pt" svg:width="92.83pt" svg:x="453.43pt" draw:caption-point-x="-71.63pt" svg:y="3690.94pt" draw:text-style-name="P2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  <office:annotation>
              <text:p>http://www.w3.org/1999/02/22-rdf-syntax-ns#type=http://www.w3.org/2000/01/rdf-schema#Resource</text:p>
              <text:p>http://bit.ly/cedar-tablink#value=hieronder 4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7" office:value-type="float">
            <text:p>357</text:p>
          </table:table-cell>
          <table:table-cell ns42:value-type="float" table:style-name="ce58" office:value="292" office:value-type="float">
            <text:p>292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367" office:value-type="float">
            <text:p>367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inkmolenbru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-Barg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helmsoor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erfscheidenveen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 Run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compascuum</text:p>
          </table:table-cell>
          <table:table-cell table:style-name="ce40"/>
          <table:table-cell table:style-name="Default"/>
          <table:table-cell ns42:value-type="float" table:style-name="ce50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83" office:value-type="float">
            <text:p>2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88" office:value-type="float">
            <text:p>2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6" office:value-type="float">
            <office:annotation draw:style-name="gr1" svg:height="55.5pt" draw:caption-point-y="325.02pt" svg:width="92.83pt" svg:x="453.43pt" draw:caption-point-x="-71.63pt" svg:y="3818.41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mee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chendijk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10" table:style-name="ce58" table:number-columns-repeated="2" office:value-type="float">
            <text:p>10</text:p>
          </table:table-cell>
          <table:table-cell table:style-name="ce58" table:number-columns-repeated="2"/>
          <table:table-cell ns42:value-type="float" office:value="10" table:style-name="ce58" table:number-columns-repeated="2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loo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n Oever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eupiesve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l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8" office:value-type="float">
            <text:p>11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Dordrecht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table:style-name="ce58" table:number-columns-repeated="2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stenow</text:p>
          </table:table-cell>
          <table:table-cell table:style-name="ce40"/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meul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4" office:value-type="float">
            <text:p>24</text:p>
          </table:table-cell>
          <table:table-cell ns42:value-type="float" table:style-name="ce69" office:value="25" office:value-type="float">
            <text:p>2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rica</text:p>
          </table:table-cell>
          <table:table-cell table:style-name="ce40"/>
          <table:table-cell table:style-name="Default"/>
          <table:table-cell ns42:value-type="float" table:style-name="ce50" office:value="189" office:value-type="float">
            <text:p>189</text:p>
          </table:table-cell>
          <table:table-cell table:style-name="ce58" table:number-columns-repeated="4"/>
          <table:table-cell ns42:value-type="float" table:style-name="ce58" office:value="483" office:value-type="float">
            <text:p>483</text:p>
          </table:table-cell>
          <table:table-cell ns42:value-type="float" table:style-name="ce58" office:value="490" office:value-type="float">
            <text:p>49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Amsterdam</text:p>
          </table:table-cell>
          <table:table-cell table:style-name="ce40"/>
          <table:table-cell table:style-name="Default"/>
          <table:table-cell ns42:value-type="float" table:style-name="ce50" office:value="372" office:value-type="float">
            <text:p>37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7" office:value-type="float">
            <text:p>937</text:p>
          </table:table-cell>
          <table:table-cell ns42:value-type="float" table:style-name="ce58" office:value="984" office:value-type="float">
            <text:p>98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992" office:value-type="float">
            <text:p>99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table:style-name="ce58" table:number-columns-repeated="6"/>
          <table:table-cell ns42:value-type="float" table:style-name="ce58" office:value="57" office:value-type="float">
            <text:p>57</text:p>
          </table:table-cell>
          <table:table-cell ns42:value-type="float" table:style-name="ce69" office:value="43" office:value-type="float">
            <text:p>4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Amsterdamscheveld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en</text:p>
          </table:table-cell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ndeve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Bargercompascuum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2" office:value-type="float">
            <text:p>302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emeer</text:p>
          </table:table-cell>
          <table:table-cell table:style-name="ce40"/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7" office:value-type="float">
            <office:annotation draw:style-name="gr1" svg:height="55.5pt" draw:caption-point-y="337.75pt" svg:width="92.83pt" svg:x="453.43pt" draw:caption-point-x="-71.63pt" svg:y="4200.9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6927" office:value-type="float">
            <text:p>6927</text:p>
          </table:table-cell>
          <table:table-cell ns42:value-type="float" table:style-name="ce58" office:value="6549" office:value-type="float">
            <text:p>654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108" office:value-type="float">
            <text:p>7108</text:p>
          </table:table-cell>
          <table:table-cell ns42:value-type="float" table:style-name="ce58" office:value="6630" office:value-type="float">
            <text:p>6630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69" office:value="126" office:value-type="float">
            <text:p>12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office:annotation draw:style-name="gr1" svg:height="55.5pt" draw:caption-point-y="346.03pt" svg:width="92.83pt" svg:x="453.43pt" draw:caption-point-x="-71.63pt" svg:y="4205.4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4" office:value-type="float">
            <text:p>7454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text:p>2720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6" office:value-type="float">
            <text:p>7456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-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2" office:value-type="float">
            <text:p>82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256" table:style-name="ce58" table:number-columns-repeated="2" office:value-type="float">
            <text:p>2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nijveen</text:p>
          </table:table-cell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RowHeader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boerveenschemon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rnijveen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2" office:value-type="float">
            <text:p>42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7" office:value-type="float">
            <text:p>36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66" office:value-type="float">
            <text:p>866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936" office:value-type="float">
            <text:p>93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73" office:value-type="float">
            <text:p>173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5" office:value-type="float">
            <text:p>44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89" office:value-type="float">
            <text:p>1089</text:p>
          </table:table-cell>
          <table:table-cell ns42:value-type="float" table:style-name="ce58" office:value="1039" office:value-type="float">
            <text:p>10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182" office:value-type="float">
            <text:p>1182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Gieter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99" office:value-type="float">
            <text:p>9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office:annotation draw:style-name="gr1" svg:height="55.47pt" draw:caption-point-y="357.25pt" svg:width="92.83pt" svg:x="453.43pt" draw:caption-point-x="-71.63pt" svg:y="4665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nner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table:style-name="ce58" table:number-columns-repeated="4"/>
          <table:table-cell ns42:value-type="float" table:style-name="ce58" office:value="283" office:value-type="float">
            <text:p>283</text:p>
          </table:table-cell>
          <table:table-cell ns42:value-type="float" table:style-name="ce58" office:value="223" office:value-type="float">
            <text:p>22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27" office:value-type="float">
            <text:p>227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ie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22" office:value-type="float">
            <text:p>322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1" office:value-type="float">
            <office:annotation draw:style-name="gr1" svg:height="55.5pt" draw:caption-point-y="344.52pt" svg:width="92.83pt" svg:x="453.43pt" draw:caption-point-x="-71.63pt" svg:y="4742.3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830" office:value-type="float">
            <text:p>830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49" office:value-type="float">
            <text:p>849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5" office:value-type="float">
            <office:annotation draw:style-name="gr1" svg:height="55.47pt" draw:caption-point-y="349.8pt" svg:width="92.83pt" svg:x="453.43pt" draw:caption-point-x="-71.63pt" svg:y="4749.8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71" office:value-type="float">
            <text:p>1171</text:p>
          </table:table-cell>
          <table:table-cell ns42:value-type="float" table:style-name="ce58" office:value="1070" office:value-type="float">
            <text:p>107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2:value-type="string" table:number-rows-spanned="16" table:style-name="ce11" table:number-columns-spanned="1" office:value-type="string">
            <text:p><text:span text:style-name="T2">Havelte</text:span><text:span text:style-name="T3"> (Geene kom)</text:span>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H</text:p>
          </table:table-cell>
          <table:table-cell ns42:value-type="string" table:number-rows-spanned="4" table:style-name="ce33" table:number-columns-spanned="1" office:value-type="string">
            <text:p>Dorp Havelte</text:p>
          </table:table-cell>
          <table:table-cell ns42:value-type="string" table:style-name="ce29" office:value-type="string">
            <text:p>Ooster-Havelte</text:p>
          </table:table-cell>
          <table:table-cell ns42:value-type="string" table:style-name="ce40" office:value-type="string">
            <text:p>Armen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65" table:style-name="ce58" table:number-columns-repeated="2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Wester-Havelte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92" office:value-type="float">
            <text:p>92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arp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e Wal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1" office:value-type="float">
            <text:p>71</text:p>
          </table:table-cell>
          <table:table-cell ns42:value-type="float" table:style-name="ce58" office:value="86" office:value-type="float">
            <text:p>8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U</text:p>
          </table:table-cell>
          <table:table-cell ns42:value-type="string" table:number-rows-spanned="3" table:style-name="ce33" table:number-columns-spanned="1" office:value-type="string">
            <text:p>Gehucht Uffelte</text:p>
          </table:table-cell>
          <table:table-cell ns42:value-type="string" table:style-name="ce29" office:value-type="string">
            <text:p>Uffelte-Westeinde</text:p>
          </table:table-cell>
          <table:table-cell table:style-name="ce40"/>
          <table:table-cell table:style-name="Default"/>
          <table:table-cell ns42:value-type="float" table:style-name="ce50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ns42:value-type="string" table:style-name="ce29" office:value-type="string">
            <text:p>Uffelte Oosteind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e Vaartsctreek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V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Veendijk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Nijentap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9" table:style-name="ce58" table:number-columns-repeated="2" office:value-type="float">
            <text:p>9</text:p>
          </table:table-cell>
          <table:table-cell table:style-name="ce58" table:number-columns-repeated="2"/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Havelterberg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W</text:p>
          </table:table-cell>
          <table:table-cell ns42:value-type="string" table:number-rows-spanned="2" table:style-name="ce33" table:number-columns-spanned="1" office:value-type="string">
            <text:p>Dorp Wapserveen</text:p>
          </table:table-cell>
          <table:table-cell ns42:value-type="string" table:style-name="ce29" office:value-type="string">
            <text:p>Wapserveen-Oosteind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apserveen-Westeinde</text:p>
          </table:table-cell>
          <table:table-cell table:style-name="ce40"/>
          <table:table-cell table:style-name="Default"/>
          <table:table-cell ns42:value-type="float" table:style-name="ce50" office:value="73" office:value-type="float">
            <text:p>7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0" office:value-type="float">
            <text:p>650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56" office:value-type="float">
            <text:p>1556</text:p>
          </table:table-cell>
          <table:table-cell ns42:value-type="float" table:style-name="ce58" office:value="1438" office:value-type="float">
            <text:p>143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2" office:value-type="float">
            <text:p>145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1" table:style-name="ce9" table:number-columns-spanned="1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Oostzijde</text:p>
          </table:table-cell>
          <table:table-cell table:style-name="Default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office:value="40" table:style-name="ce58" table:number-columns-repeated="2" office:value-type="float">
            <text:p>40</text:p>
          </table:table-cell>
          <table:table-cell table:style-name="ce58" table:number-columns-repeated="2"/>
          <table:table-cell ns42:value-type="float" office:value="40" table:style-name="ce58" table:number-columns-repeated="2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roote Kerkstraat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90" office:value-type="float">
            <text:p>90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chter de Kerk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leine Kerksteeg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34" office:value-type="float">
            <text:p>34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2" office:value-type="float">
            <text:p>9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20" office:value-type="float">
            <text:p>120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RowHeader"/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Huizen</text:p>
          </table:table-cell>
          <table:table-cell table:style-name="ce40"/>
          <table:table-cell table:style-name="Default"/>
          <table:table-cell ns42:value-type="float" table:style-name="ce50" office:value="147" office:value-type="float">
            <text:p>1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2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16" office:value-type="float">
            <text:p>11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Achterom en 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925" office:value-type="float">
            <text:p>925</text:p>
          </table:table-cell>
          <table:table-cell ns42:value-type="float" table:style-name="ce58" office:value="913" office:value-type="float">
            <text:p>91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44" office:value-type="float">
            <text:p>944</text:p>
          </table:table-cell>
          <table:table-cell ns42:value-type="float" table:style-name="ce58" office:value="923" office:value-type="float">
            <text:p>9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Krakeel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72" office:value-type="float">
            <text:p>37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73" office:value-type="float">
            <text:p>373</text:p>
          </table:table-cell>
          <table:table-cell ns42:value-type="float" table:style-name="ce58" office:value="306" office:value-type="float">
            <text:p>30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Hollandsche Ve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72" office:value-type="float">
            <text:p>57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333" office:value-type="float">
            <text:p>1333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52" office:value-type="float">
            <text:p>1352</text:p>
          </table:table-cell>
          <table:table-cell ns42:value-type="float" table:style-name="ce58" office:value="1322" office:value-type="float">
            <text:p>13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Alteveer en Riegshoogtendijk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3" office:value-type="float">
            <text:p>153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3" office:value-type="float">
            <text:p>383</text:p>
          </table:table-cell>
          <table:table-cell ns42:value-type="float" table:style-name="ce58" office:value="359" office:value-type="float">
            <text:p>35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7" office:value-type="float">
            <text:p>407</text:p>
          </table:table-cell>
          <table:table-cell ns42:value-type="float" table:style-name="ce58" office:value="369" office:value-type="float">
            <text:p>3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68" office:value-type="float">
            <text:p>268</text:p>
          </table:table-cell>
          <table:table-cell table:style-name="ce58" table:number-columns-repeated="3"/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ns42:value-type="float" table:style-name="ce50" office:value="745" office:value-type="float">
            <text:p>74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706" office:value-type="float">
            <text:p>1706</text:p>
          </table:table-cell>
          <table:table-cell ns42:value-type="float" table:style-name="ce58" office:value="1822" office:value-type="float">
            <text:p>182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764" office:value-type="float">
            <text:p>1764</text:p>
          </table:table-cell>
          <table:table-cell ns42:value-type="float" table:style-name="ce58" office:value="1847" office:value-type="float">
            <text:p>184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3" office:value-type="float">
            <text:p>6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442" office:value-type="float">
            <text:p>1442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ns42:value-type="float" table:style-name="ce58" office:value="309" office:value-type="float">
            <text:p>3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60" office:value-type="float">
            <text:p>3460</text:p>
          </table:table-cell>
          <table:table-cell ns42:value-type="float" table:style-name="ce58" office:value="3312" office:value-type="float">
            <text:p>3312</text:p>
          </table:table-cell>
          <table:table-cell ns42:value-type="float" table:style-name="ce58" office:value="706" office:value-type="float">
            <text:p>706</text:p>
          </table:table-cell>
          <table:table-cell ns42:value-type="float" table:style-name="ce58" office:value="605" office:value-type="float">
            <text:p>605</text:p>
          </table:table-cell>
          <table:table-cell ns42:value-type="float" table:style-name="ce58" office:value="4166" office:value-type="float">
            <text:p>4166</text:p>
          </table:table-cell>
          <table:table-cell ns42:value-type="float" table:style-name="ce58" office:value="3917" office:value-type="float">
            <text:p>39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5930" office:value-type="float">
            <text:p>5930</text:p>
          </table:table-cell>
          <table:table-cell ns42:value-type="float" table:style-name="ce58" office:value="5764" office:value-type="float">
            <text:p>5764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8" office:value-type="float">
            <text:p>768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5934" office:value-type="float">
            <text:p>5934</text:p>
          </table:table-cell>
          <table:table-cell ns42:value-type="float" table:style-name="ce58" office:value="5768" office:value-type="float">
            <text:p>576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2" table:style-name="ce9" table:number-columns-spanned="1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50" office:value-type="float">
            <text:p>450</text:p>
          </table:table-cell>
          <table:table-cell ns42:value-type="float" table:style-name="ce58" office:value="452" office:value-type="float">
            <text:p>4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1" office:value-type="float">
            <text:p>26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51" office:value-type="float">
            <text:p>551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532" office:value-type="float">
            <text:p>53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V</text:p>
          </table:table-cell>
          <table:table-cell table:style-name="ce29" table:number-columns-repeated="2"/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5" office:value-type="float">
            <text:p>8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2" office:value-type="float">
            <text:p>9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9" office:value-type="float">
            <text:p>18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85" office:value-type="float">
            <text:p>3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556" office:value-type="float">
            <text:p>556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92" office:value-type="float">
            <text:p>59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5" office:value-type="float">
            <text:p>26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539" office:value-type="float">
            <text:p>539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60" office:value-type="float">
            <text:p>560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75" office:value-type="float">
            <text:p>17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office:annotation draw:style-name="gr1" svg:height="55.53pt" draw:caption-point-y="356.51pt" svg:width="92.83pt" svg:x="453.43pt" draw:caption-point-x="-71.63pt" svg:y="5839.65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7" table:style-name="ce58" table:number-columns-repeated="2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office:value="8" table:style-name="ce58" table:number-columns-repeated="2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4" office:value-type="float">
            <text:p>24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</text:p>
          </table:table-cell>
          <table:table-cell table:style-name="ce29" table:number-columns-repeated="2"/>
          <table:table-cell ns42:value-type="string" table:style-name="ce40" office:value-type="string">
            <text:p>Oosterboer</text:p>
          </table:table-cell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2" office:value-type="float">
            <text:p>13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7" office:value-type="float">
            <text:p>8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94" office:value-type="float">
            <text:p>94</text:p>
          </table:table-cell>
          <table:table-cell table:style-name="ce58" table:number-columns-repeated="3"/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5" office:value-type="float">
            <text:p>178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36" office:value-type="float">
            <text:p>3636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744" office:value-type="float">
            <text:p>3744</text:p>
          </table:table-cell>
          <table:table-cell ns42:value-type="float" table:style-name="ce58" office:value="4056" office:value-type="float">
            <text:p>405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69" office:value="86" office:value-type="float">
            <text:p>8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5" office:value-type="float">
            <office:annotation draw:style-name="gr1" svg:height="55.47pt" draw:caption-point-y="298.01pt" svg:width="92.83pt" svg:x="453.43pt" draw:caption-point-x="-71.63pt" svg:y="6216.92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69" office:value="160" office:value-type="float">
            <text:p>16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office:annotation draw:style-name="gr1" svg:height="55.47pt" draw:caption-point-y="298.01pt" svg:width="92.83pt" svg:x="453.43pt" draw:caption-point-x="-71.63pt" svg:y="6229.6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4331" office:value-type="float">
            <text:p>4331</text:p>
          </table:table-cell>
          <table:table-cell ns42:value-type="float" table:style-name="ce58" office:value="4567" office:value-type="float">
            <text:p>456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text:p>190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4333" office:value-type="float">
            <text:p>4333</text:p>
          </table:table-cell>
          <table:table-cell ns42:value-type="float" table:style-name="ce58" office:value="4568" office:value-type="float">
            <text:p>4568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1" table:number-columns-spanned="1" office:value-type="string">
            <text:p><text:span text:style-name="T2">Nijeveen</text:span><text:span text:style-name="T3"> (Geene kom)</text:span>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Afdeeling</text:p>
          </table:table-cell>
          <table:table-cell ns42:value-type="string" table:style-name="ce29" office:value-type="string">
            <text:p>Nije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Nijveensche Bovenboer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lderv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Kolderveensche Bovenboer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1" office:value-type="float">
            <text:p>621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2" table:style-name="ce9" table:number-columns-spanned="1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 table:number-columns-repeated="2"/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office:annotation draw:style-name="gr1" svg:height="55.5pt" draw:caption-point-y="208.01pt" svg:width="92.83pt" svg:x="453.43pt" draw:caption-point-x="-71.63pt" svg:y="6472.66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4" office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998" office:value-type="float">
            <text:p>998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01" office:value-type="float">
            <text:p>10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93" office:value-type="float">
            <text:p>1093</text:p>
          </table:table-cell>
          <table:table-cell ns42:value-type="float" table:style-name="ce58" office:value="164" office:value-type="float">
            <text:p>16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10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48" office:value-type="float">
            <text:p>1148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7" office:value-type="float">
            <text:p>115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Infanterie-Kazern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0"/>
          <table:table-cell ns42:value-type="float" table:style-name="ce58" office:value="51" office:value-type="float">
            <text:p>5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Peest</text:p>
          </table:table-cell>
          <table:table-cell ns42:value-type="string" table:style-name="ce40" office:value-type="string">
            <text:p>Ned. Herv. Diac. Armenziek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vel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stervelde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n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angelo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9" office:value-type="float">
            <office:annotation draw:style-name="gr1" svg:height="55.5pt" draw:caption-point-y="208.01pt" svg:width="92.83pt" svg:x="453.43pt" draw:caption-point-x="-71.63pt" svg:y="6702.15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49" office:value-type="float">
            <text:p>3749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772" office:value-type="float">
            <text:p>3772</text:p>
          </table:table-cell>
          <table:table-cell ns42:value-type="float" table:style-name="ce58" office:value="813" office:value-type="float">
            <text:p>81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office:annotation draw:style-name="gr1" svg:height="55.5pt" draw:caption-point-y="208.01pt" svg:width="92.83pt" svg:x="453.43pt" draw:caption-point-x="-71.63pt" svg:y="6714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3" office:value-type="float">
            <text:p>403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text:p>469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4" office:value-type="float">
            <text:p>4034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6" table:style-name="ce9" table:number-columns-spanned="1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0" office:value-type="float">
            <text:p>210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ijndijk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aantj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doorn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office:value="3" table:style-name="ce58" table:number-columns-repeated="5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xloërveen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table:style-name="ce40"/>
          <table:table-cell table:style-name="Default"/>
          <table:table-cell ns42:value-type="float" table:style-name="ce50" office:value="168" office:value-type="float">
            <text:p>16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426" office:value-type="float">
            <text:p>42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veen</text:p>
          </table:table-cell>
          <table:table-cell table:style-name="ce40"/>
          <table:table-cell table:style-name="Default"/>
          <table:table-cell ns42:value-type="float" table:style-name="ce50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42" office:value-type="float">
            <text:p>54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berg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6" office:value-type="float">
            <text:p>34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29" office:value-type="float">
            <text:p>929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43" office:value-type="float">
            <text:p>943</text:p>
          </table:table-cell>
          <table:table-cell ns42:value-type="float" table:style-name="ce58" office:value="852" office:value-type="float">
            <text:p>8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14" office:value-type="float">
            <text:p>914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381" office:value-type="float">
            <text:p>2381</text:p>
          </table:table-cell>
          <table:table-cell ns42:value-type="float" table:style-name="ce58" office:value="2367" office:value-type="float">
            <text:p>23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437" office:value-type="float">
            <text:p>2437</text:p>
          </table:table-cell>
          <table:table-cell ns42:value-type="float" table:style-name="ce58" office:value="2402" office:value-type="float">
            <text:p>240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0" office:value-type="float">
            <text:p>1260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10" office:value-type="float">
            <text:p>3310</text:p>
          </table:table-cell>
          <table:table-cell ns42:value-type="float" table:style-name="ce58" office:value="3204" office:value-type="float">
            <text:p>3204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380" office:value-type="float">
            <text:p>3380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2:value-type="string" table:number-rows-spanned="15" table:style-name="ce9" table:number-columns-spanned="1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Oosterhessel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office:annotation draw:style-name="gr1" svg:height="55.5pt" draw:caption-point-y="126.28pt" svg:width="92.83pt" svg:x="453.43pt" draw:caption-point-x="-71.63pt" svg:y="7166.38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ees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04" office:value-type="float">
            <text:p>10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40" office:value-type="float">
            <text:p>2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en</text:p>
          </table:table-cell>
          <table:table-cell table:style-name="ce40"/>
          <table:table-cell table:style-name="Default"/>
          <table:table-cell ns42:value-type="float" table:style-name="ce50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Oosterhesselen</text:p>
          </table:table-cell>
          <table:table-cell ns42:value-type="string" table:style-name="ce29" office:value-type="string">
            <text:p>Kanaal onder Oosterhessel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ehucht Klenk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 Gees</text:p>
          </table:table-cell>
          <table:table-cell ns42:value-type="string" table:style-name="ce29" office:value-type="string">
            <text:p>Kanaal onder Gees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winderen</text:p>
          </table:table-cell>
          <table:table-cell ns42:value-type="string" table:style-name="Default" office:value-type="string">
            <text:p>Geeservel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scheveld en veen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 table:number-columns-repeated="2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2" office:value-type="float">
            <office:annotation draw:style-name="gr1" svg:height="55.47pt" draw:caption-point-y="239.53pt" svg:width="92.83pt" svg:x="453.43pt" draw:caption-point-x="-71.63pt" svg:y="7257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20" office:value-type="float">
            <text:p>520</text:p>
          </table:table-cell>
          <table:table-cell ns42:value-type="float" table:style-name="ce58" office:value="471" office:value-type="float">
            <text:p>4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office:annotation draw:style-name="gr1" svg:height="55.47pt" draw:caption-point-y="113.5pt" svg:width="92.83pt" svg:x="453.43pt" draw:caption-point-x="-71.63pt" svg:y="7408.66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text:p>25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3" office:value-type="float">
            <text:p>693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Peize</text:p>
          </table:table-cell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Hoest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ol</text:p>
          </table:table-cell>
          <table:table-cell ns42:value-type="string" table:style-name="ce40" office:value-type="string">
            <text:p>Armwerk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48" office:value-type="float">
            <text:p>14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Wo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Klundersve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9" office:value-type="float">
            <text:p>159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3" office:value-type="float">
            <text:p>34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43" office:value-type="float">
            <text:p>843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table:style-name="ce40"/>
          <table:table-cell table:style-name="Default"/>
          <table:table-cell ns42:value-type="float" table:style-name="ce50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31" office:value-type="float">
            <text:p>231</text:p>
          </table:table-cell>
          <table:table-cell ns42:value-type="float" table:style-name="ce58" office:value="211" office:value-type="float">
            <text:p>21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andebuur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0" table:style-name="ce58" table:number-columns-repeated="2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veld</text:p>
          </table:table-cell>
          <table:table-cell table:style-name="ce40"/>
          <table:table-cell table:style-name="Default"/>
          <table:table-cell ns42:value-type="float" table:style-name="ce50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esch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lt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heil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office:value="76" table:style-name="ce58" table:number-columns-repeated="2" office:value-type="float">
            <text:p>7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79" office:value-type="float">
            <text:p>7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Fokswolde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table:style-name="ce58" table:number-columns-repeated="2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tsloo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" office:value-type="float">
            <text:p>1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81" office:value-type="float">
            <text:p>481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01" office:value-type="float">
            <text:p>4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911" office:value-type="float">
            <text:p>91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79" office:value-type="float">
            <text:p>5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3" office:value-type="float">
            <text:p>13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416" office:value-type="float">
            <text:p>1416</text:p>
          </table:table-cell>
          <table:table-cell ns42:value-type="float" table:style-name="ce58" office:value="1389" office:value-type="float">
            <text:p>1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lde</text:p>
          </table:table-cell>
          <table:table-cell ns42:value-type="string" table:style-name="ce40" office:value-type="string">
            <text:p>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 </text:p>
          </table:table-cell>
          <table:table-cell ns42:value-type="string" table:style-name="ce29" office:value-type="string">
            <text:p>Ballo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97" office:value-type="float">
            <text:p>97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oonlo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m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kehaa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e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ders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lan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uurz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0" office:value-type="float">
            <text:p>2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78" office:value-type="float">
            <text:p>57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528" office:value-type="float">
            <text:p>5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329" office:value-type="float">
            <text:p>329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6" office:value-type="float">
            <text:p>3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938" office:value-type="float">
            <text:p>938</text:p>
          </table:table-cell>
          <table:table-cell ns42:value-type="float" table:style-name="ce58" office:value="848" office:value-type="float">
            <text:p>84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857" office:value-type="float">
            <text:p>8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49" table:style-name="ce9" table:number-columns-spanned="1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number-rows-spanned="2" table:style-name="ce33" table:number-columns-spanned="1" office:value-type="string">
            <text:p>Gehucht Geuzinge</text:p>
          </table:table-cell>
          <table:table-cell ns42:value-type="string" table:style-name="ce29" office:value-type="string">
            <text:p>Geuzinge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Hult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ijss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ostweg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office:value="32" table:style-name="ce58" table:number-columns-repeated="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ees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Oldenhav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oekanger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8" table:style-name="ce58" table:number-columns-repeated="2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Weid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jkveld</text:p>
          </table:table-cell>
          <table:table-cell ns42:value-type="string" table:style-name="ce40" office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32" table:style-name="ce58" table:number-columns-repeated="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ank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inerdij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office:value="28" table:style-name="ce58" table:number-columns-repeated="2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rmweide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har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g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ve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ndersch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ngeland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aterleu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Achterdijk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table:style-name="ce58" table:number-columns-repeated="4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Ansen</text:p>
          </table:table-cell>
          <table:table-cell table:style-name="ce40"/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eebrugg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ide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Anhol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ra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uil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lt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tuifzand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schaa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rdijk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luitenberg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alenberg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terij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cht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 table:number-columns-repeated="2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table:style-name="ce58" table:number-columns-repeated="6"/>
          <table:table-cell ns42:value-type="float" table:style-name="ce58" office:value="38" office:value-type="float">
            <text:p>38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Hondhan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lthaa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85" office:value-type="float">
            <text:p>58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95" office:value-type="float">
            <text:p>1495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4" office:value-type="float">
            <text:p>1524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9" office:value="35" office:value-type="float">
            <text:p>35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5" office:value-type="float">
            <text:p>1755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6" office:value-type="float">
            <text:p>1756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Dijkhuizen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erstee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14" table:style-name="ce58" table:number-columns-repeated="2" office:value-type="float">
            <text:p>14</text:p>
          </table:table-cell>
          <table:table-cell table:style-name="ce58" table:number-columns-repeated="2"/>
          <table:table-cell ns42:value-type="float" office:value="14" table:style-name="ce58" table:number-columns-repeated="2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osteinde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Ruige Kluft</text:p>
          </table:table-cell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ale Kluft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uiterhuiz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lijdenstei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raa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akswolde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8" office:value-type="float">
            <text:p>108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weel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oekhuizen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erwille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04" office:value-type="float">
            <text:p>104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0" office:value-type="float">
            <text:p>35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08" office:value-type="float">
            <text:p>908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22" office:value-type="float">
            <text:p>922</text:p>
          </table:table-cell>
          <table:table-cell ns42:value-type="float" table:style-name="ce58" office:value="887" office:value-type="float">
            <text:p>8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0" office:value-type="float">
            <text:p>45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11" office:value-type="float">
            <text:p>1111</text:p>
          </table:table-cell>
          <table:table-cell ns42:value-type="float" table:style-name="ce58" office:value="1094" office:value-type="float">
            <text:p>109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29" office:value-type="float">
            <text:p>1129</text:p>
          </table:table-cell>
          <table:table-cell ns42:value-type="float" table:style-name="ce58" office:value="1100" office:value-type="float">
            <text:p>110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2:value-type="string" table:number-rows-spanned="5" table:style-name="ce11" table:number-columns-spanned="1" office:value-type="string">
            <text:p><text:span text:style-name="T2">Schoonebeek</text:span><text:span text:style-name="T3"> (Geene kom)</text:span>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ud Schoonebeek</text:p>
          </table:table-cell>
          <table:table-cell ns42:value-type="string" table:style-name="ce40" office:value-type="string">
            <text:p>Armhuis der Ned. Herv. Diaconie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4" office:value-type="float">
            <text:p>434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oonebeekerveld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3" office:value-type="float">
            <text:p>9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Nieuw-Schoonebeek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362" office:value-type="float">
            <text:p>362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20" office:value-type="float">
            <text:p>32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890" office:value-type="float">
            <text:p>890</text:p>
          </table:table-cell>
          <table:table-cell ns42:value-type="float" table:style-name="ce58" office:value="808" office:value-type="float">
            <text:p>8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811" office:value-type="float">
            <text:p>8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office:annotation draw:style-name="gr1" svg:height="55.53pt" draw:caption-point-y="-142.98pt" svg:width="92.83pt" svg:x="453.43pt" draw:caption-point-x="-71.63pt" svg:y="9322.6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table:style-name="ce58" table:number-columns-repeated="2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9" office:value-type="float">
            <text:p>9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iphoor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't Haant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erve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2" office:value-type="float">
            <text:p>3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n Hoo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office:value="29" table:style-name="ce58" table:number-columns-repeated="2" office:value-type="float">
            <text:p>29</text:p>
          </table:table-cell>
          <table:table-cell table:style-name="ce58" table:number-columns-repeated="2"/>
          <table:table-cell ns42:value-type="float" office:value="29" table:style-name="ce58" table:number-columns-repeated="2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13" office:value-type="float">
            <office:annotation draw:style-name="gr1" svg:height="55.53pt" draw:caption-point-y="-155.71pt" svg:width="92.83pt" svg:x="453.43pt" draw:caption-point-x="-71.63pt" svg:y="9564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8" office:value-type="float">
            <text:p>778</text:p>
          </table:table-cell>
          <table:table-cell ns42:value-type="float" table:style-name="ce58" office:value="673" office:value-type="float">
            <text:p>67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680" office:value-type="float">
            <text:p>68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0" office:value-type="float">
            <text:p>330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ns42:value-type="float" table:style-name="ce58" office:value="809" office:value-type="float">
            <text:p>809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759" office:value-type="float">
            <text:p>75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office:annotation draw:style-name="gr1" svg:height="55.53pt" draw:caption-point-y="-155.74pt" svg:width="92.83pt" svg:x="453.43pt" draw:caption-point-x="-71.63pt" svg:y="9590.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text:p>64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5" office:value-type="float">
            <text:p>1615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0" table:style-name="ce9" table:number-columns-spanned="1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2" office:value-type="float">
            <text:p>20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4" office:value-type="float">
            <text:p>434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0" office:value-type="float">
            <text:p>10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25" office:value-type="float">
            <text:p>325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315" office:value-type="float">
            <text:p>3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Boven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9" office:value-type="float">
            <text:p>22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574" office:value-type="float">
            <text:p>574</text:p>
          </table:table-cell>
          <table:table-cell ns42:value-type="float" table:style-name="ce58" office:value="519" office:value-type="float">
            <text:p>5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6" office:value-type="float">
            <text:p>586</text:p>
          </table:table-cell>
          <table:table-cell ns42:value-type="float" table:style-name="ce58" office:value="520" office:value-type="float">
            <text:p>52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7" table:style-name="ce58" table:number-columns-repeated="2" office:value-type="float">
            <text:p>7</text:p>
          </table:table-cell>
          <table:table-cell table:style-name="ce58" table:number-columns-repeated="2"/>
          <table:table-cell ns42:value-type="float" office:value="7" table:style-name="ce58" table:number-columns-repeated="2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1" office:value-type="float">
            <text:p>181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37" office:value-type="float">
            <text:p>237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Hoog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3" office:value-type="float">
            <text:p>1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2" office:value-type="float">
            <text:p>422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table:style-name="ce58" table:number-columns-repeated="3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2" office:value-type="float">
            <text:p>35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9" office:value="26" office:value-type="float">
            <text:p>2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3" office:value-type="float">
            <text:p>683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87" office:value-type="float">
            <text:p>1687</text:p>
          </table:table-cell>
          <table:table-cell ns42:value-type="float" table:style-name="ce58" office:value="1537" office:value-type="float">
            <text:p>1537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857" office:value-type="float">
            <text:p>1857</text:p>
          </table:table-cell>
          <table:table-cell ns42:value-type="float" table:style-name="ce58" office:value="1646" office:value-type="float">
            <text:p>1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30" office:value-type="float">
            <text:p>2630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I</text:p>
          </table:table-cell>
          <table:table-cell ns42:value-type="string" table:style-name="ce29" office:value-type="string">
            <text:p>Kom</text:p>
          </table:table-cell>
          <table:table-cell ns42:value-type="string" table:style-name="ce29" office:value-type="string">
            <text:p>Vledder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Vledderveld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0" office:value-type="float">
            <text:p>90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80" office:value-type="float">
            <text:p>8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ledderveen</text:p>
          </table:table-cell>
          <table:table-cell table:style-name="ce40"/>
          <table:table-cell table:style-name="Default"/>
          <table:table-cell ns42:value-type="float" table:style-name="ce50" office:value="86" office:value-type="float">
            <text:p>8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239" office:value-type="float">
            <text:p>239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1" office:value-type="float">
            <text:p>241</text:p>
          </table:table-cell>
          <table:table-cell ns42:value-type="float" table:style-name="ce58" office:value="220" office:value-type="float">
            <text:p>22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ervel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oldersum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ater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I</text:p>
          </table:table-cell>
          <table:table-cell table:style-name="ce29"/>
          <table:table-cell ns42:value-type="string" table:style-name="ce29" office:value-type="string">
            <text:p>Frederiksoord</text:p>
          </table:table-cell>
          <table:table-cell table:style-name="ce40"/>
          <table:table-cell table:style-name="Default"/>
          <table:table-cell ns42:value-type="float" table:style-name="ce50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59" office:value-type="float">
            <text:p>45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85" office:value-type="float">
            <text:p>1185</text:p>
          </table:table-cell>
          <table:table-cell ns42:value-type="float" table:style-name="ce58" office:value="1078" office:value-type="float">
            <text:p>107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13" office:value-type="float">
            <text:p>1213</text:p>
          </table:table-cell>
          <table:table-cell ns42:value-type="float" table:style-name="ce58" office:value="1081" office:value-type="float">
            <text:p>108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0" office:value-type="float">
            <text:p>5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246" office:value-type="float">
            <text:p>124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412" office:value-type="float">
            <text:p>1412</text:p>
          </table:table-cell>
          <table:table-cell ns42:value-type="float" table:style-name="ce58" office:value="1251" office:value-type="float">
            <text:p>12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16" office:value-type="float">
            <text:p>16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30" table:style-name="ce9" table:number-columns-spanned="1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office:annotation draw:style-name="gr1" svg:height="55.53pt" draw:caption-point-y="-193.21pt" svg:width="92.83pt" svg:x="453.43pt" draw:caption-point-x="-71.63pt" svg:y="10086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4" office:value-type="float">
            <text:p>13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table:style-name="ce58" table:number-columns-repeated="2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0" office:value-type="float">
            <text:p>100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ns42:value-type="string" table:style-name="ce40" office:value-type="string">
            <text:p>Ned. Herv. Arm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unne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ind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5" office:value-type="float">
            <text:p>7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0" office:value-type="float">
            <text:p>150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53" office:value-type="float">
            <text:p>15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hee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ctar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r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enkoe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unt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kkenstree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lf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1" office:value-type="float">
            <office:annotation draw:style-name="gr1" svg:height="55.53pt" draw:caption-point-y="-208.2pt" svg:width="92.83pt" svg:x="453.43pt" draw:caption-point-x="-71.63pt" svg:y="1045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763" office:value-type="float">
            <text:p>763</text:p>
          </table:table-cell>
          <table:table-cell ns42:value-type="float" table:style-name="ce58" office:value="753" office:value-type="float">
            <text:p>75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8" office:value-type="float">
            <text:p>3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742" office:value-type="float">
            <text:p>74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09" office:value-type="float">
            <text:p>60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505" office:value-type="float">
            <text:p>1505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32" office:value-type="float">
            <text:p>1532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office:annotation draw:style-name="gr1" svg:height="55.53pt" draw:caption-point-y="-55.96pt" svg:width="92.81pt" svg:x="402.69pt" draw:caption-point-x="-20.89pt" svg:y="10357.6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Zwiggelt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table:style-name="ce58" table:number-columns-repeated="4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79" office:value-type="float">
            <text:p>17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1" office:value-type="float">
            <text:p>181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Orvelte</text:p>
          </table:table-cell>
          <table:table-cell table:style-name="ce40"/>
          <table:table-cell table:style-name="Default"/>
          <table:table-cell ns42:value-type="float" table:style-name="ce50" office:value="43" office:value-type="float">
            <office:annotation draw:style-name="gr1" svg:height="55.47pt" draw:caption-point-y="-57.51pt" svg:width="92.81pt" svg:x="396.34pt" draw:caption-point-x="-14.54pt" svg:y="10410.1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unting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Garm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aling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ntinge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Nieuweroord</text:p>
          </table:table-cell>
          <table:table-cell table:style-name="ce40"/>
          <table:table-cell table:style-name="Default"/>
          <table:table-cell ns42:value-type="float" table:style-name="ce50" office:value="128" office:value-type="float">
            <text:p>12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0" office:value-type="float">
            <text:p>340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064" office:value-type="float">
            <text:p>1064</text:p>
          </table:table-cell>
          <table:table-cell ns42:value-type="float" table:style-name="ce58" office:value="927" office:value-type="float">
            <text:p>92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office:annotation draw:style-name="gr1" svg:height="55.53pt" draw:caption-point-y="-337.21pt" svg:width="92.83pt" svg:x="453.43pt" draw:caption-point-x="-71.63pt" svg:y="10804.6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6" office:value-type="float">
            <text:p>117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text:p>50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7" office:value-type="float">
            <text:p>117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tapel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5" office:value-type="float">
            <text:p>11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6" office:value-type="float">
            <text:p>116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Eemt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4" office:value-type="float">
            <text:p>1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lweid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chiphors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ekange</text:p>
          </table:table-cell>
          <table:table-cell table:style-name="ce40"/>
          <table:table-cell table:style-name="Default"/>
          <table:table-cell ns42:value-type="float" table:style-name="ce50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3" office:value-type="float">
            <text:p>553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58" office:value-type="float">
            <text:p>558</text:p>
          </table:table-cell>
          <table:table-cell ns42:value-type="float" table:style-name="ce58" office:value="486" office:value-type="float">
            <text:p>48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17" office:value-type="float">
            <text:p>91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55" office:value-type="float">
            <text:p>105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28" office:value-type="float">
            <text:p>5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21" office:value-type="float">
            <text:p>112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139" office:value-type="float">
            <text:p>113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538" office:value-type="float">
            <text:p>5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41" office:value-type="float">
            <text:p>541</text:p>
          </table:table-cell>
          <table:table-cell ns42:value-type="float" table:style-name="ce58" office:value="550" office:value-type="float">
            <text:p>550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uilingsoor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Default"/>
          <table:table-cell ns42:value-type="string" table:style-name="ce29" office:value-type="string">
            <text:p>Midlaren</text:p>
          </table:table-cell>
          <table:table-cell ns42:value-type="string" table:style-name="ce40" office:value-type="string">
            <text:p>Ned.Herv.. 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0" office:value-type="float">
            <text:p>160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De Groev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laarderveen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table:style-name="ce58" table:number-columns-repeated="2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36" office:value-type="float">
            <text:p>536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26" office:value-type="float">
            <text:p>22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502" office:value-type="float">
            <text:p>50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2" office:value-type="float">
            <text:p>44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042" office:value-type="float">
            <text:p>1042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63" office:value-type="float">
            <text:p>106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9" office:value="22" office:value-type="float">
            <text:p>2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Ten Arlo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bbinge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2" office:value-type="float">
            <text:p>5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otterhuizen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i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ijsta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" office:value-type="float">
            <text:p>2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abb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ieperij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eomber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ingen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gerveen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70" office:value-type="float">
            <text:p>7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ddergat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genber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Kerkenveld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aamber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i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8" office:value-type="float">
            <text:p>138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uile Riet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5" office:value-type="float">
            <text:p>9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7" office:value-type="float">
            <text:p>97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aardeland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rapve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Westerveld. 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96" office:value-type="float">
            <text:p>9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ort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gt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zui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iddel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mmenhov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8" office:value-type="float">
            <text:p>63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1" office:value-type="float">
            <text:p>1611</text:p>
          </table:table-cell>
          <table:table-cell ns42:value-type="float" table:style-name="ce58" office:value="1394" office:value-type="float">
            <text:p>139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647" office:value-type="float">
            <text:p>1647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0" office:value-type="float">
            <text:p>155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0" table:style-name="ce12" table:number-columns-spanned="1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21" office:value-type="string">
            <text:p>Kom</text:p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Zweelo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enneveld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ld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0" office:value-type="float">
            <text:p>8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epp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31" office:value-type="float">
            <text:p>13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9" office:value-type="float">
            <text:p>8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88" office:value-type="float">
            <text:p>88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perveld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veld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9" office:value-type="float">
            <text:p>43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1" table:number-columns-repeated="3"/>
          <table:table-cell table:style-name="ce43"/>
          <table:table-cell table:style-name="Default"/>
          <table:table-cell ns42:value-type="float" table:style-name="ce52" office:value="218" office:value-type="float">
            <text:p>218</text:p>
          </table:table-cell>
          <table:table-cell ns42:value-type="float" table:style-name="ce60" office:value="3" office:value-type="float">
            <text:p>3</text:p>
          </table:table-cell>
          <table:table-cell table:style-name="ce60" table:number-columns-repeated="3"/>
          <table:table-cell ns42:value-type="float" table:style-name="ce60" office:value="572" office:value-type="float">
            <text:p>572</text:p>
          </table:table-cell>
          <table:table-cell ns42:value-type="float" table:style-name="ce60" office:value="532" office:value-type="float">
            <text:p>532</text:p>
          </table:table-cell>
          <table:table-cell ns42:value-type="float" table:style-name="ce60" office:value="7" office:value-type="float">
            <text:p>7</text:p>
          </table:table-cell>
          <table:table-cell ns42:value-type="float" table:style-name="ce60" office:value="5" office:value-type="float">
            <text:p>5</text:p>
          </table:table-cell>
          <table:table-cell ns42:value-type="float" table:style-name="ce60" office:value="579" office:value-type="float">
            <text:p>579</text:p>
          </table:table-cell>
          <table:table-cell ns42:value-type="float" table:style-name="ce60" office:value="537" office:value-type="float">
            <text:p>537</text:p>
          </table:table-cell>
          <table:table-cell ns42:value-type="float" table:style-name="ce60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7" office:value="138" office:value-type="float">
            <text:p>138</text:p>
          </table:table-cell>
          <table:table-cell ns42:value-type="float" table:style-name="ce83" office:value="10872" office:value-type="float">
            <text:p>10872</text:p>
          </table:table-cell>
          <table:table-cell ns42:value-type="float" table:style-name="ce85" office:value="4" office:value-type="float">
            <text:p>4</text:p>
          </table:table-cell>
          <table:table-cell ns42:value-type="string" table:style-name="ce91" office:value-type="string">
            <text:p>DR</text:p>
          </table:table-cell>
          <table:table-cell ns42:value-type="string" table:style-name="ce100" office:value-type="string">
            <text:p>VT_1889</text:p>
          </table:table-cell>
          <table:table-cell ns42:value-type="string" table:style-name="ce83" office:value-type="string">
            <text:p>05_H1</text:p>
          </table:table-cell>
          <table:table-cell ns42:value-type="float" table:style-name="ce85" office:value="23" office:value-type="float">
            <text:p>23</text:p>
          </table:table-cell>
          <table:table-cell ns42:value-type="float" table:style-name="ce104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£</number:text>
      <number:number number:grouping="true" number:decimal-places="0" number:min-integer-digits="1"/>
    </number:number-style>
    <number:number-style style:name="N177">
      <number:text>-£</number:text>
      <number:number number:grouping="true" number:decimal-places="0" number:min-integer-digits="1"/>
      <style:map style:condition="value()&gt;=0" style:apply-style-name="N177P0"/>
    </number:number-style>
    <number:number-style style:volatile="true" style:name="N178P0">
      <number:text>£</number:text>
      <number:number number:grouping="true" number:decimal-places="0" number:min-integer-digits="1"/>
    </number:number-style>
    <number:number-style style:name="N178">
      <style:text-properties fo:color="#ff0000"/>
      <number:text>-£</number:text>
      <number:number number:grouping="true" number:decimal-places="0" number:min-integer-digits="1"/>
      <style:map style:condition="value()&gt;=0" style:apply-style-name="N178P0"/>
    </number:number-style>
    <number:number-style style:volatile="true" style:name="N180P0">
      <number:text>£</number:text>
      <number:number number:grouping="true" number:decimal-places="2" number:min-integer-digits="1"/>
    </number:number-style>
    <number:number-style style:name="N180">
      <number:text>-£</number:text>
      <number:number number:grouping="true" number:decimal-places="2" number:min-integer-digits="1"/>
      <style:map style:condition="value()&gt;=0" style:apply-style-name="N180P0"/>
    </number:number-style>
    <number:number-style style:volatile="true" style:name="N181P0">
      <number:text>£</number:text>
      <number:number number:grouping="true" number:decimal-places="2" number:min-integer-digits="1"/>
    </number:number-style>
    <number:number-style style:name="N181">
      <style:text-properties fo:color="#ff0000"/>
      <number:text>-£</number:text>
      <number:number number:grouping="true" number:decimal-places="2" number:min-integer-digits="1"/>
      <style:map style:condition="value()&gt;=0" style:apply-style-name="N181P0"/>
    </number:number-style>
    <number:number-style style:volatile="true" style:name="N185P0">
      <number:text> £</number:text>
      <number:number number:grouping="true" number:decimal-places="0" number:min-integer-digits="1"/>
    </number:number-style>
    <number:number-style style:volatile="true" style:name="N185P1">
      <number:text>-£</number:text>
      <number:number number:grouping="true" number:decimal-places="0" number:min-integer-digits="1"/>
    </number:number-style>
    <number:number-style style:volatile="true" style:name="N185P2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£</number:text>
      <number:number number:grouping="true" number:decimal-places="2" number:min-integer-digits="1"/>
    </number:number-style>
    <number:number-style style:volatile="true" style:name="N189P1">
      <number:text>-£</number:text>
      <number:number number:grouping="true" number:decimal-places="2" number:min-integer-digits="1"/>
    </number:number-style>
    <number:number-style style:volatile="true" style:name="N189P2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$</number:text>
      <number:number number:grouping="true" number:decimal-places="0" number:min-integer-digits="1"/>
    </number:number-style>
    <number:number-style style:name="N191">
      <number:text>($</number:text>
      <number:number number:grouping="true" number:decimal-places="0" number:min-integer-digits="1"/>
      <number:text>)</number:text>
      <style:map style:condition="value()&gt;=0" style:apply-style-name="N191P0"/>
    </number:number-style>
    <number:number-style style:volatile="true" style:name="N192P0">
      <number:text>$</number:text>
      <number:number number:grouping="true" number:decimal-places="0" number:min-integer-digits="1"/>
    </number:number-style>
    <number:number-style style:name="N192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92P0"/>
    </number:number-style>
    <number:number-style style:volatile="true" style:name="N194P0">
      <number:text>$</number:text>
      <number:number number:grouping="true" number:decimal-places="2" number:min-integer-digits="1"/>
    </number:number-style>
    <number:number-style style:name="N194">
      <number:text>($</number:text>
      <number:number number:grouping="true" number:decimal-places="2" number:min-integer-digits="1"/>
      <number:text>)</number:text>
      <style:map style:condition="value()&gt;=0" style:apply-style-name="N194P0"/>
    </number:number-style>
    <number:number-style style:volatile="true" style:name="N195P0">
      <number:text>$</number:text>
      <number:number number:grouping="true" number:decimal-places="2" number:min-integer-digits="1"/>
    </number:number-style>
    <number:number-style style:name="N19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95P0"/>
    </number:number-style>
    <number:number-style style:volatile="true" style:name="N199P0">
      <number:text> $</number:text>
      <number:number number:grouping="true" number:decimal-places="0" number:min-integer-digits="1"/>
    </number:number-style>
    <number:number-style style:volatile="true" style:name="N199P1">
      <number:text> $(</number:text>
      <number:number number:grouping="true" number:decimal-places="0" number:min-integer-digits="1"/>
      <number:text>)</number:text>
    </number:number-style>
    <number:number-style style:volatile="true" style:name="N199P2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number number:grouping="true" number:decimal-places="0" number:min-integer-digits="1"/>
    </number:number-style>
    <number:number-style style:volatile="true" style:name="N201P1">
      <number:text>(</number:text>
      <number:number number:grouping="true" number:decimal-places="0" number:min-integer-digits="1"/>
      <number:text>)</number:text>
    </number:number-style>
    <number:number-style style:volatile="true" style:name="N201P2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volatile="true" style:name="N205P0">
      <number:text> $</number:text>
      <number:number number:grouping="true" number:decimal-places="2" number:min-integer-digits="1"/>
    </number:number-style>
    <number:number-style style:volatile="true" style:name="N205P1">
      <number:text> $(</number:text>
      <number:number number:grouping="true" number:decimal-places="2" number:min-integer-digits="1"/>
      <number:text>)</number:text>
    </number:number-style>
    <number:number-style style:volatile="true" style:name="N205P2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volatile="true" style:name="N207P0">
      <number:number number:grouping="true" number:decimal-places="2" number:min-integer-digits="1"/>
    </number:number-style>
    <number:number-style style:volatile="true" style:name="N207P1">
      <number:text>(</number:text>
      <number:number number:grouping="true" number:decimal-places="2" number:min-integer-digits="1"/>
      <number:text>)</number:text>
    </number:number-style>
    <number:number-style style:volatile="true" style:name="N207P2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volatile="true" style:name="N210P0">
      <number:number number:decimal-places="1" number:min-integer-digits="1"/>
      <number:text>-</number:text>
    </number:number-style>
    <number:number-style style:volatile="true" style:name="N210P1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volatile="true" style:name="N212P0">
      <number:number number:decimal-places="0" number:min-integer-digits="1"/>
    </number:number-style>
    <number:number-style style:volatile="true" style:name="N212P1">
      <number:text>-</number:text>
      <number:number number:decimal-places="0" number:min-integer-digits="1"/>
    </number:number-style>
    <number:number-style style:volatile="true" style:name="N212P2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8:18:50.24201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4-14T18:19:19.704195000</dc:date>
    <meta:editing-duration>PT1M36S</meta:editing-duration>
    <meta:editing-cycles>3</meta:editing-cycles>
    <meta:document-statistic meta:object-count="0" meta:cell-count="13166" meta:table-count="1"/>
    <meta:generator>ODFPY/1.3.0dev</meta:generator>
  </office:meta>
</office:document-meta>
</file>